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line-height="115%" fo:break-before="auto" fo:break-after="auto" style:writing-mode="lr-tb"/>
      <style:text-properties officeooo:paragraph-rsid="000b6ce0"/>
    </style:style>
    <style:style style:name="P2" style:family="paragraph" style:parent-style-name="Heading_20_2">
      <style:paragraph-properties fo:line-height="115%" style:writing-mode="lr-tb"/>
      <style:text-properties officeooo:paragraph-rsid="000b6ce0"/>
    </style:style>
    <style:style style:name="P3" style:family="paragraph" style:parent-style-name="Standard">
      <style:paragraph-properties fo:line-height="115%" style:writing-mode="lr-tb"/>
      <style:text-properties officeooo:paragraph-rsid="000b6ce0"/>
    </style:style>
    <style:style style:name="P4" style:family="paragraph" style:parent-style-name="Standard">
      <style:paragraph-properties fo:line-height="115%" fo:break-before="page" fo:break-after="page" style:writing-mode="lr-tb"/>
      <style:text-properties officeooo:rsid="000c85c5" officeooo:paragraph-rsid="000c85c5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paragraph-rsid="000b6ce0"/>
    </style:style>
    <style:style style:name="P6" style:family="paragraph" style:parent-style-name="Standard">
      <style:paragraph-properties fo:line-height="115%" fo:break-before="page" style:writing-mode="lr-tb"/>
      <style:text-properties officeooo:paragraph-rsid="000b6c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0">Page Break Tests</text:h>
      <text:p text:style-name="P5">This is the first page.</text:p>
      <text:p text:style-name="P6">And this is the second page.</text:p>
      <text:p text:style-name="P3"/>
      <text:p text:style-name="P4">And this the third page.</text:p>
      <text:p text:style-name="P4">And this is the fourth page.</text:p>
      <text:h text:style-name="P2" text:outline-level="10"><text:bookmark text:name="h.io8kap65ol11"/>HEADINGS CAN ALSO HAVE PAGEBREAK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15:06.024429094</meta:creation-date>
    <dc:date>2016-11-10T16:20:54.112992865</dc:date>
    <meta:editing-duration>PT3H5M47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2" meta:paragraph-count="6" meta:word-count="30" meta:character-count="152" meta:non-whitespace-character-count="128"/>
  </office:meta>
</office:document-meta>
</file>